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.54017in, 10.92799in, 2.32829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.00077in, 0.73978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4" draw:style-name="a0" draw:name="Image5" text:anchor-type="paragraph" svg:x="0.0354in" svg:y="-0.0366in" svg:width="6.6929in" svg:height="2.9839in" style:rel-width="scale" style:rel-height="scale"><draw:image xlink:href="media/image1.png" xlink:type="simple" xlink:show="embed" xlink:actuate="onLoad"/><svg:title/><svg:desc/></draw:frame><draw:frame draw:z-index="251658240" draw:style-name="a1" draw:name="Image1" text:anchor-type="paragraph" svg:x="0.0354in" svg:y="2.9465in" svg:width="6.6618in" svg:height="1.2925in" style:rel-width="scale" style:rel-height="scale"><draw:image xlink:href="media/image2.png" xlink:type="simple" xlink:show="embed" xlink:actuate="onLoad"/><svg:title/><svg:desc/></draw:frame><draw:frame draw:z-index="5" draw:style-name="a2" draw:name="Image6" text:anchor-type="paragraph" svg:x="0.0354in" svg:y="4.2382in" svg:width="6.6929in" svg:height="2.9173in" style:rel-width="scale" style:rel-height="scale"><draw:image xlink:href="media/image3.png" xlink:type="simple" xlink:show="embed" xlink:actuate="onLoad"/><svg:title/><svg:desc/></draw:frame><draw:frame draw:z-index="3" draw:style-name="a3" draw:name="Image4" text:anchor-type="paragraph" svg:x="0.0354in" svg:y="7.1547in" svg:width="6.6929in" svg:height="1.498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6" draw:style-name="a4" draw:name="Image7" text:anchor-type="paragraph" svg:x="-0.061in" svg:y="-0.1417in" svg:width="6.6929in" svg:height="4.4752in" style:rel-width="scale" style:rel-height="scale"><draw:image xlink:href="media/image5.png" xlink:type="simple" xlink:show="embed" xlink:actuate="onLoad"/><svg:title/><svg:desc/></draw:frame><draw:frame draw:z-index="2" draw:style-name="a5" draw:name="Image3" text:anchor-type="paragraph" svg:x="-0.061in" svg:y="4.3327in" svg:width="6.6925in" svg:height="2.8272in" style:rel-width="scale" style:rel-height="scale"><draw:image xlink:href="media/image6.png" xlink:type="simple" xlink:show="embed" xlink:actuate="onLoad"/><svg:title/><svg:desc/></draw:frame><draw:frame draw:z-index="251659264" draw:style-name="a6" draw:name="Image2" text:anchor-type="paragraph" svg:x="-0.0618in" svg:y="7.1591in" svg:width="6.6929in" svg:height="3.1457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arnav</meta:initial-creator>
    <dc:creator>[BTECH-005-2023-24] ARNAV JUNEJA</dc:creator>
    <meta:creation-date>2026-03-28T11:04:00Z</meta:creation-date>
    <dc:date>2026-03-28T11:04:00Z</dc:date>
    <meta:template xlink:href="Normal.dotm" xlink:type="simple"/>
    <meta:editing-cycles>2</meta:editing-cycles>
    <meta:editing-duration>PT60S</meta:editing-duration>
    <meta:document-statistic meta:page-count="3" meta:paragraph-count="1" meta:word-count="5" meta:character-count="35" meta:row-count="1" meta:non-whitespace-character-count="31"/>
  </office:meta>
</office:document-meta>
</file>